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Siz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xedSizeList.decorate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FixedSize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addAll( int index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Iterator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Iterator.FixedSize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last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Lis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